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41cm" fo:min-width="2.26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42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06cm" fo:min-width="0.9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.147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1.651cm" svg:x="7.477cm" svg:y="2.75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921cm" svg:height="1.778cm" svg:x="4.81cm" svg:y="8.996cm">
          <text:p text:style-name="P1"><text:span text:style-name="T1">DisplayBox</text:span></text:p>
          <text:p text:style-name="P1"><text:span text:style-name="T1">width = width</text:span></text:p>
          <text:p text:style-name="P1"><text:span text:style-name="T1">of 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948cm" svg:height="2.91cm" svg:x="7.477cm" svg:y="5.291cm">
          <text:p text:style-name="P1"><text:span text:style-name="T2">Is the</text:span></text:p>
          <text:p text:style-name="P1"><text:span text:style-name="T2">width of</text:span></text:p>
          <text:p text:style-name="P1"><text:span text:style-name="T2">form less than</text:span></text:p>
          <text:p text:style-name="P1"><text:span text:style-name="T2">width of</text:span></text:p>
          <text:p text:style-name="P1"><text:span text:style-name="T2">im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2.921cm" svg:height="1.778cm" svg:x="10.198cm" svg:y="9.023cm">
          <text:p text:style-name="P1"><text:span text:style-name="T1">DisplayBox</text:span></text:p>
          <text:p text:style-name="P1"><text:span text:style-name="T1">width = width</text:span></text:p>
          <text:p text:style-name="P1"><text:span text:style-name="T1">of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921cm" svg:height="1.778cm" svg:x="4.81cm" svg:y="15.896cm">
          <text:p text:style-name="P1"><text:span text:style-name="T1">DisplayBox</text:span></text:p>
          <text:p text:style-name="P1"><text:span text:style-name="T1">height = width</text:span></text:p>
          <text:p text:style-name="P1"><text:span text:style-name="T1">of 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948cm" svg:height="2.91cm" svg:x="7.477cm" svg:y="12.191cm">
          <text:p text:style-name="P1"><text:span text:style-name="T2">Is the</text:span></text:p>
          <text:p text:style-name="P1"><text:span text:style-name="T2">height of</text:span></text:p>
          <text:p text:style-name="P1"><text:span text:style-name="T2">form less than</text:span></text:p>
          <text:p text:style-name="P1"><text:span text:style-name="T2">height of</text:span></text:p>
          <text:p text:style-name="P1"><text:span text:style-name="T2">im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7" draw:id="id7" draw:layer="layout" svg:width="2.921cm" svg:height="1.778cm" svg:x="10.198cm" svg:y="15.923cm">
          <text:p text:style-name="P1"><text:span text:style-name="T1">DisplayBox</text:span></text:p>
          <text:p text:style-name="P1"><text:span text:style-name="T1">height = width</text:span></text:p>
          <text:p text:style-name="P1"><text:span text:style-name="T1">of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21cm" svg:height="1.651cm" svg:x="7.477cm" svg:y="19.154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8.937cm" svg:y1="4.405cm" svg:x2="8.951cm" svg:y2="5.291cm" draw:start-shape="id1" draw:start-glue-point="2" draw:end-shape="id2" draw:end-glue-point="4" svg:d="M8937 4405v443h14v443" svg:viewBox="0 0 15 887">
          <text:p/>
        </draw:connector>
        <draw:connector draw:style-name="gr4" draw:text-style-name="P5" draw:layer="layout" svg:x1="7.477cm" svg:y1="6.746cm" svg:x2="6.27cm" svg:y2="8.996cm" draw:start-shape="id2" draw:start-glue-point="5" draw:end-shape="id3" draw:end-glue-point="0" svg:d="M7477 6746h-1207v2250" svg:viewBox="0 0 1208 2251">
          <text:p/>
        </draw:connector>
        <draw:connector draw:style-name="gr4" draw:text-style-name="P5" draw:layer="layout" svg:x1="10.425cm" svg:y1="6.746cm" svg:x2="11.658cm" svg:y2="9.023cm" draw:start-shape="id2" draw:start-glue-point="7" draw:end-shape="id4" svg:d="M10425 6746h1233v2277" svg:viewBox="0 0 1234 2278">
          <text:p/>
        </draw:connector>
        <draw:connector draw:style-name="gr4" draw:text-style-name="P5" draw:layer="layout" svg:x1="6.27cm" svg:y1="10.774cm" svg:x2="8.951cm" svg:y2="12.191cm" draw:start-shape="id3" draw:start-glue-point="2" draw:end-shape="id5" draw:end-glue-point="4" svg:d="M6270 10774v709h2681v708" svg:viewBox="0 0 2682 1418">
          <text:p/>
        </draw:connector>
        <draw:connector draw:style-name="gr4" draw:text-style-name="P5" draw:layer="layout" svg:x1="11.658cm" svg:y1="10.801cm" svg:x2="8.951cm" svg:y2="12.191cm" draw:start-shape="id4" draw:start-glue-point="2" draw:end-shape="id5" draw:end-glue-point="4" svg:d="M11658 10801v695h-2707v695" svg:viewBox="0 0 2708 1391">
          <text:p/>
        </draw:connector>
        <draw:connector draw:style-name="gr4" draw:text-style-name="P5" draw:layer="layout" svg:x1="7.477cm" svg:y1="13.646cm" svg:x2="6.27cm" svg:y2="15.896cm" draw:start-shape="id5" draw:start-glue-point="5" draw:end-shape="id6" draw:end-glue-point="0" svg:d="M7477 13646h-1207v2250" svg:viewBox="0 0 1208 2251">
          <text:p/>
        </draw:connector>
        <draw:connector draw:style-name="gr4" draw:text-style-name="P5" draw:layer="layout" svg:x1="10.425cm" svg:y1="13.646cm" svg:x2="11.658cm" svg:y2="15.923cm" draw:start-shape="id5" draw:start-glue-point="7" draw:end-shape="id7" svg:d="M10425 13646h1233v2277" svg:viewBox="0 0 1234 2278">
          <text:p/>
        </draw:connector>
        <draw:connector draw:style-name="gr4" draw:text-style-name="P5" draw:layer="layout" svg:x1="6.27cm" svg:y1="17.674cm" svg:x2="8.937cm" svg:y2="19.154cm" draw:start-shape="id6" draw:start-glue-point="2" draw:end-shape="id8" svg:d="M6270 17674v740h2667v740" svg:viewBox="0 0 2668 1481">
          <text:p/>
        </draw:connector>
        <draw:connector draw:style-name="gr4" draw:text-style-name="P5" draw:layer="layout" svg:x1="11.658cm" svg:y1="17.701cm" svg:x2="8.937cm" svg:y2="19.154cm" draw:start-shape="id7" draw:start-glue-point="2" draw:end-shape="id8" draw:end-glue-point="0" svg:d="M11658 17701v726h-2721v727" svg:viewBox="0 0 2722 1454">
          <text:p/>
        </draw:connector>
        <draw:custom-shape draw:style-name="gr5" draw:text-style-name="P6" draw:layer="layout" svg:width="1.016cm" svg:height="1.397cm" svg:x="6.334cm" svg:y="5.726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397cm" svg:x="10.525cm" svg:y="5.69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397cm" svg:x="6.335cm" svg:y="12.627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397cm" svg:x="10.526cm" svg:y="12.6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6.3$Windows_X86_64 LibreOffice_project/5896ab1714085361c45cf540f76f60673dd96a72</meta:generator>
    <dc:date>2019-09-27T15:58:12.767000000</dc:date>
    <meta:editing-duration>PT5M12S</meta:editing-duration>
    <meta:editing-cycles>2</meta:editing-cycles>
    <meta:document-statistic meta:object-count="21"/>
  </office:meta>
</office:document-meta>
</file>